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5d2d7"/>
    </style:style>
    <style:style style:name="P2" style:family="paragraph" style:parent-style-name="Standard">
      <style:text-properties officeooo:paragraph-rsid="0009a324"/>
    </style:style>
    <style:style style:name="P3" style:family="paragraph" style:parent-style-name="Standard" style:list-style-name="L1">
      <style:text-properties officeooo:paragraph-rsid="0009a324"/>
    </style:style>
    <style:style style:name="P4" style:family="paragraph" style:parent-style-name="Standard">
      <style:text-properties officeooo:paragraph-rsid="000a7cec"/>
    </style:style>
    <style:style style:name="P5" style:family="paragraph" style:parent-style-name="Standard">
      <style:text-properties officeooo:paragraph-rsid="000c68e6"/>
    </style:style>
    <style:style style:name="P6" style:family="paragraph" style:parent-style-name="Standard">
      <style:text-properties officeooo:paragraph-rsid="000cfa43"/>
    </style:style>
    <style:style style:name="P7" style:family="paragraph" style:parent-style-name="Standard" style:list-style-name="L2">
      <style:text-properties officeooo:paragraph-rsid="000cfa43"/>
    </style:style>
    <style:style style:name="P8" style:family="paragraph" style:parent-style-name="Standard" style:list-style-name="L3">
      <style:text-properties officeooo:paragraph-rsid="000cfa43"/>
    </style:style>
    <style:style style:name="P9" style:family="paragraph" style:parent-style-name="Standard">
      <style:paragraph-properties fo:text-align="end" style:justify-single-word="false"/>
      <style:text-properties officeooo:paragraph-rsid="000cfa43"/>
    </style:style>
    <style:style style:name="P10" style:family="paragraph" style:parent-style-name="Standard">
      <style:paragraph-properties fo:text-align="center" style:justify-single-word="false"/>
      <style:text-properties officeooo:paragraph-rsid="000cfa43"/>
    </style:style>
    <style:style style:name="T1" style:family="text">
      <style:text-properties officeooo:rsid="0005d2d7"/>
    </style:style>
    <style:style style:name="T2" style:family="text">
      <style:text-properties officeooo:rsid="0008bb47"/>
    </style:style>
    <style:style style:name="T3" style:family="text">
      <style:text-properties officeooo:rsid="0009a324"/>
    </style:style>
    <style:style style:name="T4" style:family="text">
      <style:text-properties officeooo:rsid="000a7cec"/>
    </style:style>
    <style:style style:name="T5" style:family="text">
      <style:text-properties officeooo:rsid="000c68e6"/>
    </style:style>
    <style:style style:name="T6" style:family="text">
      <style:text-properties officeooo:rsid="000cfa43"/>
    </style:style>
    <style:style style:name="T7" style:family="text">
      <style:text-properties fo:font-weight="bold" officeooo:rsid="000c68e6" style:font-weight-asian="bold" style:font-weight-complex="bold"/>
    </style:style>
    <style:style style:name="T8" style:family="text">
      <style:text-properties fo:font-weight="bold" officeooo:rsid="000cfa43" style:font-weight-asian="bold" style:font-weight-complex="bold"/>
    </style:style>
    <style:style style:name="T9" style:family="text">
      <style:text-properties fo:font-weight="bold" officeooo:rsid="000e5d51" style:font-weight-asian="bold" style:font-weight-complex="bold"/>
    </style:style>
    <style:style style:name="T10" style:family="text">
      <style:text-properties officeooo:rsid="000e5d5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6">ФИО: _________________</text:span></text:p>
      <text:p text:style-name="P9"><text:span text:style-name="T6"/></text:p>
      <text:p text:style-name="P9"><text:span text:style-name="T6">Группа: _________________</text:span></text:p>
      <text:p text:style-name="P9"><text:span text:style-name="T6"/></text:p>
      <text:p text:style-name="P9"><text:span text:style-name="T6"/></text:p>
      <text:p text:style-name="P10"><text:span text:style-name="T6">Технологии разработки программного обеспечения.</text:span></text:p>
      <text:p text:style-name="P10"><text:span text:style-name="T6">Финальный тест</text:span></text:p>
      <text:p text:style-name="P5"><text:span text:style-name="T5"/></text:p>
      <text:p text:style-name="P5"><text:span text:style-name="T5"/></text:p>
      <text:p text:style-name="P5"><text:span text:style-name="T7">1.</text:span><text:span text:style-name="T5"> Перечислите «4 П» разработки ПО: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7">2.</text:span><text:span text:style-name="T5"> Перечислите этапы водопадного процесса разработки ПО: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6"><text:span text:style-name="T8">3.</text:span><text:span text:style-name="T6"> Перечислите факторы проекта, доступные для управления руководителю («роза ветров»):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8">4.</text:span><text:span text:style-name="T6"> Опишите способ назначения приоритета риску: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8">5.</text:span><text:span text:style-name="T6"> Который из перечисленных ниже факторов оценки функций не входит в метод определения функционального размера?</text:span></text:p>
      <text:list xml:id="list1512095875" text:style-name="L2">
        <text:list-item>
          <text:p text:style-name="P7"><text:span text:style-name="T6">внешние входы;</text:span></text:p>
        </text:list-item>
        <text:list-item>
          <text:p text:style-name="P7"><text:span text:style-name="T6">внутренние логические файлы;</text:span></text:p>
        </text:list-item>
        <text:list-item>
          <text:p text:style-name="P7"><text:span text:style-name="T6">внутренние запросы;</text:span></text:p>
        </text:list-item>
        <text:list-item>
          <text:p text:style-name="P7"><text:span text:style-name="T6">внешние логические файлы.</text:span></text:p>
        </text:list-item>
      </text:list>
      <text:p text:style-name="P1"><text:span text:style-name="T2"/></text:p>
      <text:p text:style-name="P6"><text:span text:style-name="T8">6.</text:span><text:span text:style-name="T6"> Расположите перечисленные фазы процесса тестирования в порядке их выполнения в процессе разработки ПО (припишите каждому целое число):</text:span></text:p>
      <text:list xml:id="list655821675" text:style-name="L3">
        <text:list-item>
          <text:p text:style-name="P8"><text:span text:style-name="T6">системные тесты;</text:span></text:p>
        </text:list-item>
        <text:list-item>
          <text:p text:style-name="P8"><text:span text:style-name="T6">инсталляционные тесты;</text:span></text:p>
        </text:list-item>
        <text:list-item>
          <text:p text:style-name="P8"><text:span text:style-name="T6">тесты удобства и простоты использования;</text:span></text:p>
        </text:list-item>
        <text:list-item>
          <text:p text:style-name="P8"><text:span text:style-name="T6">приёмосдаточные тесты;</text:span></text:p>
        </text:list-item>
        <text:list-item>
          <text:p text:style-name="P8"><text:span text:style-name="T6">регрессионные тесты;</text:span></text:p>
        </text:list-item>
        <text:list-item>
          <text:p text:style-name="P8"><text:span text:style-name="T6">интегральные тесты;</text:span></text:p>
        </text:list-item>
        <text:list-item>
          <text:p text:style-name="P8"><text:span text:style-name="T6">тесты функций;</text:span></text:p>
        </text:list-item>
        <text:list-item>
          <text:p text:style-name="P8"><text:span text:style-name="T6">тесты интерфейсов;</text:span></text:p>
        </text:list-item>
        <text:list-item>
          <text:p text:style-name="P8"><text:span text:style-name="T6">тесты модулей.</text:span></text:p>
        </text:list-item>
      </text:list>
      <text:p text:style-name="P1"><text:span text:style-name="T2"/></text:p>
      <text:p text:style-name="P1"><text:soft-page-break/><text:span text:style-name="T8">7.</text:span><text:span text:style-name="T6"> </text:span><text:span text:style-name="T2">Содержимое рабочей копии хранилища git содержит следующие файлы </text:span><text:span text:style-name="T3">(отличающиеся от HEAD помечены символом «*»)</text:span><text:span text:style-name="T2">: main.cpp, </text:span><text:span text:style-name="T3">README*, Makefile*, func.cpp*, func.h*. Какая последовательность команд сохранит изменения файлов func.cpp и func.h в хранилище и отменит изменения во всех остальных файлах?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pan text:style-name="T8">8.</text:span><text:span text:style-name="T6"> </text:span><text:span text:style-name="T3">Известно, что программа xyz12 получается следующим образом:</text:span></text:p>
      <text:list xml:id="list1688462126" text:style-name="L1">
        <text:list-item>
          <text:p text:style-name="P3"><text:span text:style-name="T3">файл main.cpp обрабатывается утилитой filter.py с помощью следующей команды:<text:line-break/>$ ./filter.py -o start.cpp main.cpp</text:span></text:p>
        </text:list-item>
        <text:list-item>
          <text:p text:style-name="P3"><text:span text:style-name="T3">объектные файлы start.o и tweak.o получаются компиляцией файлов start.cpp и tweak.asm соответственно (последний написан на языке ассемблера nasm);</text:span></text:p>
        </text:list-item>
        <text:list-item>
          <text:p text:style-name="P3"><text:span text:style-name="T3">исполняемый файл generator получается связыванием файлов start.o и tweak.o при помощи следующей команды:<text:line-break/>$ g++ -o generator start.o tweak.o</text:span></text:p>
        </text:list-item>
        <text:list-item>
          <text:p text:style-name="P3"><text:span text:style-name="T3">целевая программа doit.rb написана на языке программирования Ruby и генерируется программой generator с использованием параметров -g12 и --strict:<text:line-break/>$ ./generator -g12 --strict &gt; doit.rb</text:span></text:p>
        </text:list-item>
      </text:list>
      <text:p text:style-name="P4"><text:span text:style-name="T4">Напишите Makefile, собирающий по описанным правилам файл doit.rb из файлов start.cpp, tweak.asm и filter.py.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6"><text:span text:style-name="T9">9.</text:span><text:span text:style-name="T10"> Разработайте диаграмму классов для приложения, в задачи которого входит вычисление многочленов, вводимых пользователем. Пример ввода: 3*x^2+7*x+7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Stephantsov</meta:initial-creator>
    <meta:creation-date>2010-12-28T11:39:48</meta:creation-date>
    <dc:date>2010-12-28T13:46:48</dc:date>
    <dc:creator>Dmitry Stephantsov</dc:creator>
    <meta:editing-duration>PT01H06M25S</meta:editing-duration>
    <meta:editing-cycles>3</meta:editing-cycles>
    <meta:generator>OpenOffice.org/3.2$Linux OpenOffice.org_project/320m19$Build-9505</meta:generator>
    <meta:document-statistic meta:table-count="0" meta:image-count="0" meta:object-count="0" meta:page-count="2" meta:paragraph-count="31" meta:word-count="274" meta:character-count="2081"/>
  </office:meta>
</office:document-meta>
</file>